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be50"/>
    </style:style>
    <style:style style:name="P2" style:family="paragraph" style:parent-style-name="Standard">
      <style:text-properties officeooo:paragraph-rsid="000ebe50"/>
    </style:style>
    <style:style style:name="T1" style:family="text">
      <style:text-properties officeooo:rsid="000ebe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AE międzynarodowy standard – poziomy autonomiczności </text:span><text:a xlink:type="simple" xlink:href="https://web.archive.org/web/20170903105244/https://www.sae.org/misc/pdfs/automated_driving.pdf" text:style-name="Internet_20_link" text:visited-style-name="Visited_20_Internet_20_Link">https://web.archive.org/web/20170903105244/https://www.sae.org/misc/pdfs/automated_driving.pdf</text:a></text:p>
      <text:p text:style-name="P1"/>
      <text:p text:style-name="P1"/>
      <text:p text:style-name="P1"><text:a xlink:type="simple" xlink:href="https://ieeexplore.ieee.org/document/5534797" text:style-name="Internet_20_link" text:visited-style-name="Visited_20_Internet_20_Link">https://ieeexplore.ieee.org/document/5534797</text:a></text:p>
      <text:p text:style-name="P1"/>
      <text:p text:style-name="P1"><text:a xlink:type="simple" xlink:href="https://fizyka.umk.pl/~milosz/PSPiZK/graf/kolor.html" text:style-name="Internet_20_link" text:visited-style-name="Visited_20_Internet_20_Link">https://fizyka.umk.pl/~milosz/PSPiZK/graf/kolor.html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7T19:47:17.049572501</meta:creation-date>
    <dc:date>2019-08-31T09:08:39.139958231</dc:date>
    <meta:editing-duration>P1DT16H2M3S</meta:editing-duration>
    <meta:editing-cycles>2</meta:editing-cycles>
    <meta:generator>LibreOffice/6.2.6.2$Linux_X86_64 LibreOffice_project/20$Build-2</meta:generator>
    <meta:document-statistic meta:table-count="0" meta:image-count="0" meta:object-count="0" meta:page-count="1" meta:paragraph-count="3" meta:word-count="8" meta:character-count="244" meta:non-whitespace-character-count="238"/>
  </office:meta>
</office:document-meta>
</file>